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Soft_20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Soft_20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0.489cm" svg:y1="0.235cm" svg:x2="1.422cm" svg:y2="1.784cm" draw:end-shape="id1" draw:end-glue-point="0">
          <text:p/>
        </draw:connector>
        <draw:frame draw:style-name="gr2" draw:layer="layout" svg:width="1.808cm" svg:height="0.507cm" svg:x="3.025cm" svg:y="1.8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3" draw:id="id1" draw:layer="layout" svg:width="2.5cm" svg:height="1.5cm" svg:x="0.172cm" svg:y="1.784cm">
          <text:p text:style-name="P2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">
          <draw:custom-shape draw:style-name="gr4" draw:text-style-name="P4" draw:layer="layout" svg:width="2.5cm" svg:height="1.5cm" svg:x="15.735cm" svg:y="1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25cm" svg:height="1.25cm" svg:x="15.86cm" svg:y="1.909cm">
            <text:p text:style-name="P5"><text:span text:style-name="T2">answer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3" draw:id="id2" draw:layer="layout" svg:width="2.5cm" svg:height="1.5cm" svg:x="5.409cm" svg:y="1.784cm">
          <text:p text:style-name="P2"><text:span text:style-name="T1">log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.672cm" svg:y1="2.534cm" svg:x2="5.409cm" svg:y2="2.534cm" draw:start-shape="id1" draw:start-glue-point="1" draw:end-shape="id2" draw:end-glue-point="3">
          <text:p/>
        </draw:connector>
        <draw:connector draw:style-name="gr1" draw:text-style-name="P1" draw:layer="layout" draw:type="curve" draw:line-skew="-0.291cm" svg:x1="16.985cm" svg:y1="1.784cm" svg:x2="12.059cm" svg:y2="1.784cm" draw:start-shape="id3" draw:start-glue-point="0" draw:end-shape="id4" draw:end-glue-point="0">
          <text:p/>
        </draw:connector>
        <draw:frame draw:style-name="gr2" draw:layer="layout" svg:width="2.064cm" svg:height="0.507cm" svg:x="8.31cm" svg:y="1.8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3" draw:id="id4" draw:layer="layout" svg:width="2.5cm" svg:height="1.5cm" svg:x="10.809cm" svg:y="1.784cm">
          <text:p text:style-name="P2"><text:span text:style-name="T1">searc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909cm" svg:y1="2.534cm" svg:x2="10.809cm" svg:y2="2.534cm" draw:start-shape="id2" draw:start-glue-point="1" draw:end-shape="id4" draw:end-glue-point="3">
          <text:p/>
        </draw:connector>
        <draw:connector draw:style-name="gr1" draw:text-style-name="P1" draw:layer="layout" draw:type="line" svg:x1="13.309cm" svg:y1="2.534cm" svg:x2="15.735cm" svg:y2="2.534cm" draw:start-shape="id4" draw:start-glue-point="1" draw:end-shape="id3" draw:end-glue-point="3">
          <text:p/>
        </draw:connector>
        <draw:frame draw:style-name="gr2" draw:layer="layout" svg:width="2.193cm" svg:height="0.507cm" svg:x="13.51cm" svg:y="1.8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.064cm" svg:height="0.507cm" svg:x="13.507cm" svg:y="0.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8" draw:layer="layout" svg:width="0.925cm" svg:height="0.983cm" svg:x="1.657cm" svg:y="0.569cm">
          <draw:text-box>
            <text:p text:style-name="P7"><text:span text:style-name="T3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Soft_20_Yellow" draw:display-name="Soft Yellow" draw:style="linear" draw:start-color="#ffffff" draw:end-color="#ffff99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3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6-04-21T08:15:04</meta:creation-date>
    <dc:creator>Julien Ponge</dc:creator>
    <dc:date>2008-05-15T11:00:41</dc:date>
    <dc:language>fr-FR</dc:language>
    <meta:editing-cycles>18</meta:editing-cycles>
    <meta:editing-duration>PT44M9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1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search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search({}+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login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login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search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search({}+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answer</math:mi>
      <math:mrow>
        <math:mo math:stretchy="false"></math:mo>
        <math:mrow>
          <math:mrow/>
          <math:mo math:stretchy="false">−</math:mo>
          <math:mrow/>
        </math:mrow>
        <math:mo math:stretchy="false"></math:mo>
      </math:mrow>
    </math:mrow>
    <math:annotation math:encoding="StarMath 5.0">answer({}-{})</math:annotation>
  </math:semantics>
</math:math>
</file>